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4dfc7" officeooo:paragraph-rsid="0004dfc7"/>
    </style:style>
    <style:style style:name="P2" style:family="paragraph" style:parent-style-name="Standard">
      <style:text-properties style:font-name="Calibri" officeooo:rsid="0004dfc7" officeooo:paragraph-rsid="00053119"/>
    </style:style>
    <style:style style:name="P3" style:family="paragraph" style:parent-style-name="Standard">
      <style:text-properties style:font-name="Calibri" officeooo:rsid="0004f94c" officeooo:paragraph-rsid="0004f94c"/>
    </style:style>
    <style:style style:name="P4" style:family="paragraph" style:parent-style-name="Standard">
      <style:text-properties style:font-name="Calibri" officeooo:rsid="0004f94c" officeooo:paragraph-rsid="00053119"/>
    </style:style>
    <style:style style:name="P5" style:family="paragraph" style:parent-style-name="Standard">
      <style:text-properties style:font-name="Calibri" officeooo:rsid="00053119" officeooo:paragraph-rsid="00053119"/>
    </style:style>
    <style:style style:name="T1" style:family="text">
      <style:text-properties officeooo:rsid="0004dfc7"/>
    </style:style>
    <style:style style:name="T2" style:family="text">
      <style:text-properties officeooo:rsid="0004f94c"/>
    </style:style>
    <style:style style:name="T3" style:family="text">
      <style:text-properties officeooo:rsid="000531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’utilisation du serveur et du client</text:p>
      <text:p text:style-name="P1"/>
      <text:p text:style-name="P1">Le client</text:p>
      <text:p text:style-name="P1">Un fichier build.xml est disponible pour générer une distribution avec ant dans Boggle_PC2R/Boggle_Client.</text:p>
      <text:p text:style-name="P1"/>
      <text:p text:style-name="P1">Pour générer une distribution, veuillez entrer les commandes suivantes dans la console, à partir de Boggle_PC2R/Boggle_<text:span text:style-name="T3">Client</text:span>:</text:p>
      <text:p text:style-name="P1"><text:tab/>- ant clean</text:p>
      <text:p text:style-name="P1"><text:tab/>- ant jar</text:p>
      <text:p text:style-name="P1"/>
      <text:p text:style-name="P1">L’exécutable jar se trouvera dans le dossier Boggle_PC2R/Boggle_Client/jar.</text:p>
      <text:p text:style-name="P1"/>
      <text:p text:style-name="P3">Pour lancer le client, veuillez à partir de <text:s/><text:span text:style-name="T1">Boggle_PC2R/Boggle_Client </text:span>écrire dans la console:</text:p>
      <text:p text:style-name="P3"><text:tab/>- java -jar jar/Boggle_Client.jar [-serveur] ip [-port] numport</text:p>
      <text:p text:style-name="P3"/>
      <text:p text:style-name="P3">Vous pouvez soit lancer avec aucun argument comme ceci:</text:p>
      <text:p text:style-name="P3"><text:tab/>- java -jar jar/Boggle_Client.jar</text:p>
      <text:p text:style-name="P3">Ou alors spécifier chaque champ par exemple:</text:p>
      <text:p text:style-name="P3"><text:tab/>-j ava -jar jar/Boggle_Client.jar -serveur 127.0.0.1 -port 2018</text:p>
      <text:p text:style-name="P3"/>
      <text:p text:style-name="P3"/>
      <text:p text:style-name="P3"/>
      <text:p text:style-name="P5">Le client tricheur</text:p>
      <text:p text:style-name="P2">Un fichier build.xml est disponible pour générer une distribution avec ant dans Boggle_PC2R/Boggle<text:span text:style-name="T3">CheaterClient.</text:span></text:p>
      <text:p text:style-name="P2"/>
      <text:p text:style-name="P2">Pour générer une distribution, veuillez entrer les commandes suivantes dans la console, à partir de Boggle_PC2R/Boggle<text:span text:style-name="T3">CheaterClient</text:span>:</text:p>
      <text:p text:style-name="P2"><text:tab/>- ant clean</text:p>
      <text:p text:style-name="P2"><text:tab/>- ant jar</text:p>
      <text:p text:style-name="P3"/>
      <text:p text:style-name="P2">L’exécutable jar se trouvera dans le dossier Boggle_PC2R/Boggle<text:span text:style-name="T3">CheaterClient</text:span>/jar.</text:p>
      <text:p text:style-name="P2"/>
      <text:p text:style-name="P4">Pour lancer le client, veuillez à partir de <text:s/><text:span text:style-name="T1">Boggle_PC2R/Boggle_Client </text:span>écrire dans la console:</text:p>
      <text:p text:style-name="P4"><text:tab/>- java -jar jar/<text:span text:style-name="T3">Boggle_Cheater_Client.jar -serveur ip -port numport</text:span></text:p>
      <text:p text:style-name="P4"/>
      <text:p text:style-name="P5">Par exemple:</text:p>
      <text:p text:style-name="P5"><text:tab/>-java -jar <text:span text:style-name="T2">jar/</text:span>Boggle_Cheater_Client.jar -serveur 127.0.0.1 -port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3:26:38.660608746</meta:creation-date>
    <dc:date>2018-05-06T14:01:28.772144772</dc:date>
    <meta:editing-duration>PT13M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77" meta:character-count="1346" meta:non-whitespace-character-count="1181"/>
  </office:meta>
</office:document-meta>
</file>